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6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7" style:family="paragraph" style:parent-style-name="Header">
      <style:text-properties style:use-window-font-color="true" fo:font-size="10pt" fo:font-weight="normal" officeooo:paragraph-rsid="000c375c" style:font-size-asian="10pt" style:font-weight-asian="normal" style:font-size-complex="10pt" style:font-weight-complex="normal"/>
    </style:style>
    <style:style style:name="P8" style:family="paragraph" style:parent-style-name="Header">
      <style:text-properties officeooo:paragraph-rsid="000c375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7849d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T1" style:family="text">
      <style:text-properties officeooo:rsid="000784d5"/>
    </style:style>
    <style:style style:name="T2" style:family="text">
      <style:text-properties officeooo:rsid="000c375c"/>
    </style:style>
    <style:style style:name="T3" style:family="text">
      <style:text-properties officeooo:rsid="000dae5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dae5e" style:font-size-asian="10pt" style:font-size-complex="10pt"/>
    </style:style>
    <style:style style:name="T6" style:family="text">
      <style:text-properties fo:font-size="10pt" officeooo:rsid="0012cf0f" style:font-size-asian="10pt" style:font-size-complex="10pt"/>
    </style:style>
    <style:style style:name="T7" style:family="text">
      <style:text-properties fo:font-size="10pt" officeooo:rsid="0014ca9a" style:font-size-asian="10pt" style:font-size-complex="10pt"/>
    </style:style>
    <style:style style:name="T8" style:family="text">
      <style:text-properties officeooo:rsid="000e4f6b"/>
    </style:style>
    <style:style style:name="T9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10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11" style:family="text">
      <style:text-properties officeooo:rsid="000fd72c"/>
    </style:style>
    <style:style style:name="T12" style:family="text">
      <style:text-properties officeooo:rsid="00100429"/>
    </style:style>
    <style:style style:name="T13" style:family="text">
      <style:text-properties officeooo:rsid="0012cf0f"/>
    </style:style>
    <style:style style:name="T14" style:family="text">
      <style:text-properties officeooo:rsid="0014ca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_DdeLink__172_3953744620"/><text:bookmark-start text:name="__DdeLink__204_3953744620"/><text:bookmark-start text:name="__DdeLink__178_3953744620"/><text:span text:style-name="T12">ALGEBRA </text:span><text:bookmark-start text:name="__DdeLink__170_3953744620"/><text:bookmark-end text:name="__DdeLink__172_3953744620"/>SKILL LEVEL 1:<text:bookmark-end text:name="__DdeLink__170_3953744620"/></text:p>
      <text:p text:style-name="P2"><text:bookmark-start text:name="__DdeLink__4_1051536132"/>INPUTS: </text:p>
      <text:p text:style-name="P4">X = 250 //ITEM PRICE</text:p>
      <text:p text:style-name="P5">V = 12% //<text:bookmark-start text:name="__DdeLink__6_1051536132"/>VA<text:span text:style-name="T1">LUE ADDED </text:span>T<text:span text:style-name="T1">AX (VAT)</text:span><text:bookmark-end text:name="__DdeLink__6_1051536132"/></text:p>
      <text:p text:style-name="P4"/>
      <text:p text:style-name="P15"><text:span text:style-name="T5">TANONG</text:span><text:span text:style-name="T4">: WHAT IS THE ITEM PRICE WITH VAT?</text:span></text:p>
      <text:p text:style-name="P15"><text:span text:style-name="T5">SAGOT</text:span><text:span text:style-name="T4">:</text:span><text:bookmark-end text:name="__DdeLink__4_1051536132"/></text:p>
      <text:p text:style-name="P4"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13"><text:bookmark-start text:name="__DdeLink__172_39537446201"/><text:bookmark-start text:name="__DdeLink__186_3953744620"/><text:span text:style-name="T12">ALGEBRA </text:span><text:bookmark-start text:name="__DdeLink__170_39537446201"/><text:bookmark-end text:name="__DdeLink__172_39537446201"/>SKILL LEVEL <text:span text:style-name="T13">2</text:span>:<text:bookmark-end text:name="__DdeLink__186_3953744620"/><text:bookmark-end text:name="__DdeLink__170_39537446201"/></text:p>
      <text:p text:style-name="P9"><text:bookmark-start text:name="__DdeLink__4_10515361321"/>INPUTS: </text:p>
      <text:p text:style-name="P21"><text:bookmark-start text:name="__DdeLink__191_3953744620"/>X = ? //ITEM PRICE</text:p>
      <text:p text:style-name="P21">V = 12% //<text:bookmark-start text:name="__DdeLink__6_10515361321"/>VA<text:span text:style-name="T1">LUE ADDED </text:span>T<text:span text:style-name="T1">AX (VAT)</text:span><text:bookmark-end text:name="__DdeLink__6_10515361321"/></text:p>
      <text:p text:style-name="P17"><text:span text:style-name="T7">Q</text:span><text:span text:style-name="T6"> = 364 //ITEM PRICE WITH VAT</text:span><text:bookmark-end text:name="__DdeLink__191_3953744620"/></text:p>
      <text:p text:style-name="P21"/>
      <text:p text:style-name="P17"><text:span text:style-name="T5">TANONG</text:span><text:span text:style-name="T4">: </text:span><text:bookmark-start text:name="__DdeLink__194_3953744620"/><text:span text:style-name="T4">WHAT IS THE ITEM PRICE </text:span><text:span text:style-name="T6">WITHOUT VAT</text:span><text:span text:style-name="T4">?</text:span><text:bookmark-end text:name="__DdeLink__194_3953744620"/></text:p>
      <text:p text:style-name="P17"><text:span text:style-name="T5">SAGOT</text:span><text:span text:style-name="T4">:</text:span><text:bookmark-end text:name="__DdeLink__4_10515361321"/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bookmark-start text:name="__DdeLink__178_39537446201"/><text:bookmark-start text:name="__DdeLink__172_39537446202"/><text:span text:style-name="T12">ALGEBRA </text:span><text:bookmark-start text:name="__DdeLink__170_39537446202"/><text:bookmark-end text:name="__DdeLink__172_39537446202"/>SKILL LEVEL 1:<text:bookmark-end text:name="__DdeLink__170_39537446202"/></text:p>
      <text:p text:style-name="P10"><text:bookmark-start text:name="__DdeLink__4_10515361322"/>INPUTS: </text:p>
      <text:p text:style-name="P23">X = 250 //ITEM PRICE</text:p>
      <text:p text:style-name="P23">V = 12% //<text:bookmark-start text:name="__DdeLink__6_10515361322"/>VA<text:span text:style-name="T1">LUE ADDED </text:span>T<text:span text:style-name="T1">AX (VAT)</text:span><text:bookmark-end text:name="__DdeLink__6_10515361322"/></text:p>
      <text:p text:style-name="P23"/>
      <text:p text:style-name="P19"><text:span text:style-name="T5">TANONG</text:span><text:span text:style-name="T4">: WHAT IS THE ITEM PRICE WITH VAT?</text:span></text:p>
      <text:p text:style-name="P19"><text:span text:style-name="T5">SAGOT</text:span><text:span text:style-name="T4">:</text:span><text:bookmark-end text:name="__DdeLink__4_10515361322"/></text:p>
      <text:p text:style-name="P23"><text:bookmark-start text:name="__DdeLink__196_39537446201"/><text:bookmark-end text:name="__DdeLink__178_39537446201"/>-----<text:bookmark-end text:name="__DdeLink__196_39537446201"/></text:p>
      <text:p text:style-name="P11"><text:bookmark-start text:name="__DdeLink__172_395374462011"/><text:span text:style-name="T12">ALGEBRA </text:span><text:bookmark-start text:name="__DdeLink__170_395374462011"/><text:bookmark-end text:name="__DdeLink__172_395374462011"/><text:span text:style-name="T11">SKILL LEVEL </text:span><text:span text:style-name="T13">2</text:span><text:span text:style-name="T11">:</text:span><text:bookmark-end text:name="__DdeLink__170_395374462011"/></text:p>
      <text:p text:style-name="P3">INPUTS: </text:p>
      <text:p text:style-name="P22">X = ? //ITEM PRICE</text:p>
      <text:p text:style-name="P22">V = 12% //<text:bookmark-start text:name="__DdeLink__6_105153613211"/>VA<text:span text:style-name="T1">LUE ADDED </text:span>T<text:span text:style-name="T1">AX (VAT)</text:span><text:bookmark-end text:name="__DdeLink__6_105153613211"/></text:p>
      <text:p text:style-name="P22"><text:span text:style-name="T14">Q</text:span><text:span text:style-name="T13"> = 364 //ITEM PRICE WITH VAT</text:span></text:p>
      <text:p text:style-name="P5"/>
      <text:p text:style-name="P18"><text:span text:style-name="T5">TANONG</text:span><text:span text:style-name="T4">: WHAT IS THE ITEM PRICE </text:span><text:span text:style-name="T6">WITHOUT VAT</text:span><text:span text:style-name="T4">?</text:span></text:p>
      <text:p text:style-name="P16"><text:span text:style-name="T5">SAGOT</text:span><text:span text:style-name="T4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0c375c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09</text:p>
        <text:p text:style-name="MP3"><text:span text:style-name="MT3">@open source: Apache License, Version 2.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09T17:04:50.027144757</dc:date>
    <meta:editing-duration>PT28M56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34" meta:word-count="152" meta:character-count="796" meta:non-whitespace-character-count="674"/>
  </office:meta>
</office:document-meta>
</file>